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orphans="0" fo:widows="0" fo:text-indent="-0.25in" style:auto-text-indent="false"/>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color="#ff0000" fo:font-weight="bold" style:font-weight-asian="bold"/>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paragraph-properties fo:margin-left="0.5in" fo:margin-right="0in" fo:orphans="0" fo:widows="0" fo:text-indent="-0.25in" style:auto-text-indent="false"/>
    </style:style>
    <style:style style:name="P6" style:family="paragraph" style:parent-style-name="Standard" style:list-style-name="WWNum4">
      <style:paragraph-properties fo:margin-left="0.5in" fo:margin-right="0in" fo:orphans="0" fo:widows="0" fo:text-indent="-0.25in" style:auto-text-indent="false"/>
    </style:style>
    <style:style style:name="P7" style:family="paragraph" style:parent-style-name="Standard" style:list-style-name="WWNum12">
      <style:paragraph-properties fo:margin-left="0.5in" fo:margin-right="0in" fo:orphans="0" fo:widows="0" fo:text-indent="-0.25in" style:auto-text-indent="false"/>
    </style:style>
    <style:style style:name="P8" style:family="paragraph" style:parent-style-name="Standard" style:list-style-name="WWNum12">
      <style:paragraph-properties fo:margin-left="0.5in" fo:margin-right="0in" fo:orphans="0" fo:widows="0" fo:text-indent="-0.25in" style:auto-text-indent="false"/>
      <style:text-properties style:text-underline-style="non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9">
      <style:paragraph-properties fo:margin-left="0.5in" fo:margin-right="0in" fo:text-indent="-0.25in" style:auto-text-indent="false"/>
    </style:style>
    <style:style style:name="P17" style:family="paragraph" style:parent-style-name="Standard" style:list-style-name="WWNum11">
      <style:paragraph-properties fo:margin-left="0.5in" fo:margin-right="0in"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6">
      <style:paragraph-properties fo:margin-left="1in" fo:margin-right="0in" fo:text-indent="-0.25in" style:auto-text-indent="false"/>
    </style:style>
    <style:style style:name="P20" style:family="paragraph" style:parent-style-name="Standard" style:list-style-name="WWNum10">
      <style:paragraph-properties fo:margin-left="1in" fo:margin-right="0in" fo:text-indent="-0.25in" style:auto-text-indent="false"/>
    </style:style>
    <style:style style:name="P21" style:family="paragraph" style:parent-style-name="Standard" style:master-page-name="Standard">
      <style:paragraph-properties fo:orphans="0" fo:widows="0" style:page-number="1"/>
    </style:style>
    <style:style style:name="P22"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style:text-underline-style="none"/>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9702976" text:id="ct39702976">
          <text:insertion>
            <office:change-info>
              <dc:creator>Michael Fox</dc:creator>
              <dc:date>2019-02-06T03:21:00</dc:date>
            </office:change-info>
          </text:insertion>
        </text:changed-region>
        <text:changed-region xml:id="ct39674208" text:id="ct39674208">
          <text:UnknownChange>
            <office:change-info>
              <dc:creator>Michael Fox</dc:creator>
              <dc:date>2019-02-06T03:21:00</dc:date>
            </office:change-info>
          </text:UnknownChange>
        </text:changed-region>
        <text:changed-region xml:id="ct39242336" text:id="ct39242336">
          <text:deletion>
            <office:change-info>
              <dc:creator>Michael Fox</dc:creator>
              <dc:date>2019-02-06T03:21:00</dc:date>
            </office:change-info>
            <text:p text:style-name="P1">1.</text:p>
          </text:deletion>
        </text:changed-region>
        <text:changed-region xml:id="ct40124496" text:id="ct40124496">
          <text:UnknownChange>
            <office:change-info>
              <dc:creator>Michael Fox</dc:creator>
              <dc:date>2019-02-06T03:21:00</dc:date>
            </office:change-info>
          </text:UnknownChange>
        </text:changed-region>
        <text:changed-region xml:id="ct39770912" text:id="ct39770912">
          <text:insertion>
            <office:change-info>
              <dc:creator>RTheren</dc:creator>
              <dc:date>2019-02-05T16:33:20</dc:date>
            </office:change-info>
          </text:insertion>
        </text:changed-region>
        <text:changed-region xml:id="ct40559888" text:id="ct40559888">
          <text:insertion>
            <office:change-info>
              <dc:creator>RTheren</dc:creator>
              <dc:date>2019-02-05T16:33: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LGCWDW <text:s/>- </text:span><text:span text:style-name="T2">????????? <text:s text:c="2"/></text:span></text:p>
      <text:p text:style-name="P2"><text:span text:style-name="T7">Colour key - </text:span><text:span text:style-name="T8">Venn</text:span><text:span text:style-name="T7"> </text:span><text:span text:style-name="T11">Pedro </text:span><text:span text:style-name="T3">Jill</text:span></text:p>
      <text:p text:style-name="P3"/>
      <text:p text:style-name="P2"><text:span text:style-name="T7">The Jill</text:span></text:p>
      <text:p text:style-name="P2"><text:a xlink:type="simple" xlink:href="https://meet.jit.si/jordan9000#config.disableAP=true&amp;config.disableAEC=true&amp;config.disableAGC=true" text:style-name="ListLabel_20_109" text:visited-style-name="ListLabel_20_109"><text:span text:style-name="T14">https://meet.jit.si/jordan9000#config.disableAP=true&amp;config.disableAEC=true&amp;config.disableAGC=true</text:span></text:a></text:p>
      <text:p text:style-name="P4"/>
      <text:p text:style-name="P2"><text:span text:style-name="T7">The Pedro </text:span></text:p>
      <text:p text:style-name="P2"><text:a xlink:type="simple" xlink:href="https://meet.jit.si/pedro9000#config.disableAP=true&amp;config.disableAEC=true&amp;config.disableAGC=true" text:style-name="ListLabel_20_109" text:visited-style-name="ListLabel_20_109"><text:span text:style-name="T14">https://meet.jit.si/pedro9000#config.disableAP=true&amp;config.disableAEC=true&amp;config.disableAGC=true</text:span></text:a></text:p>
      <text:p text:style-name="P3"/>
      <text:p text:style-name="P2"><draw:rect text:anchor-type="as-char" style:rel-width="100%" draw:z-index="0" draw:style-name="gr1" draw:text-style-name="P22"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2" svg:width="0.0012in" svg:height="0.0213in"><text:p/></draw:rect></text:p>
      <text:p text:style-name="P2"><text:span text:style-name="T4">Patreons:</text:span><text:span text:style-name="T16"> Post story suggestions </text:span><text:span text:style-name="T17">HAR</text:span><text:span text:style-name="T18">!</text:span></text:p>
      <text:p text:style-name="P2"/>
      <text:list xml:id="list1981395869" text:style-name="WWNum4">
        <text:list-item>
          <text:p text:style-name="P6"><text:change-start text:change-id="ct39702976"/><text:change-start text:change-id="ct39674208"/>Blender awarded https://www.youtube.com/watch?v=BXBHwaIzCrI<text:change-end text:change-id="ct39702976"/><text:change-end text:change-id="ct39674208"/><text:change text:change-id="ct39242336"/><text:change-start text:change-id="ct40124496"/> <text:change-end text:change-id="ct40124496"/></text:p>
        </text:list-item>
      </text:list>
      <text:p text:style-name="P2">2.</text:p>
      <text:p text:style-name="P2">3.</text:p>
      <text:p text:style-name="P2"><text:soft-page-break/>4.</text:p>
      <text:p text:style-name="P2">5.</text:p>
      <text:p text:style-name="P2">6.</text:p>
      <text:list xml:id="list231938372" text:style-name="WWNum12">
        <text:list-item>
          <text:p text:style-name="P7">7.<text:change-start text:change-id="ct39770912"/><office:annotation office:name="__Annotation__40_3209661956"><dc:creator>Venn Stone</dc:creator><dc:date>2019-02-06T18:24:20</dc:date><text:p><text:span text:style-name="T20">Added to this weeks LGC Weekly</text:span></text:p></office:annotation>Olive Video Editor (Alpha):<text:line-break/><text:a xlink:type="simple" xlink:href="https://www.olivevideoeditor.org/" text:style-name="ListLabel_20_110" text:visited-style-name="ListLabel_20_110"><text:span text:style-name="T15">https://www.olivevideoeditor.org/</text:span></text:a><text:change-end text:change-id="ct39770912"/><office:annotation-end office:name="__Annotation__40_3209661956"/><text:change-start text:change-id="ct40559888"/><text:line-break/><text:a xlink:type="simple" xlink:href="https://www.youtube.com/watch?v=l00GbFPm7FM" text:style-name="ListLabel_20_110" text:visited-style-name="ListLabel_20_110"><text:span text:style-name="T15">https://www.youtube.com/watch?v=l00GbFPm7FM</text:span></text:a> <text:line-break/></text:p>
        </text:list-item>
        <text:list-item>
          <text:p text:style-name="P7">Another nvidia overclock utility:<text:line-break/><text:a xlink:type="simple" xlink:href="https://www.omgubuntu.co.uk/2019/02/easily-overclock-nvidia-gpu-on-linux-with-this-new-app" text:style-name="ListLabel_20_110" text:visited-style-name="ListLabel_20_110"><text:span text:style-name="T15">https://www.omgubuntu.co.uk/2019/02/easily-overclock-nvidia-gpu-on-linux-with-this-new-app</text:span></text:a><text:line-break/><text:a xlink:type="simple" xlink:href="https://gitlab.com/leinardi/gwe" text:style-name="ListLabel_20_110" text:visited-style-name="ListLabel_20_110"><text:span text:style-name="T15">https://gitlab.com/leinardi/gwe</text:span></text:a><text:line-break/></text:p>
        </text:list-item>
        <text:list-item>
          <text:p text:style-name="P8"><text:change-end text:change-id="ct40559888"/></text:p>
        </text:list-item>
      </text:list>
      <text:p text:style-name="P2"><draw:rect text:anchor-type="as-char" style:rel-width="100%" draw:z-index="2" draw:style-name="gr1" draw:text-style-name="P22" svg:width="0.0012in" svg:height="0.0213in"><text:p/></draw:rect></text:p>
      <text:p text:style-name="Standard"><text:span text:style-name="T2">Rundown: You know the drill </text:span></text:p>
      <text:p text:style-name="Standard"/>
      <text:p text:style-name="Standard"/>
      <text:p text:style-name="P4"/>
      <text:p text:style-name="P2"><draw:rect text:anchor-type="as-char" style:rel-width="100%" draw:z-index="3" draw:style-name="gr1" draw:text-style-name="P22" svg:width="0.0012in" svg:height="0.0213in"><text:p/></draw:rect></text:p>
      <text:p text:style-name="P2"><text:span text:style-name="T7">What we’re up to :</text:span></text:p>
      <text:p text:style-name="P2"><text:span text:style-name="T7">V - I'm doing a super awesome indepth video on all the hardware &amp; software we use to broadcast LGC. It should be up for Patreons Friday. </text:span></text:p>
      <text:p text:style-name="P2"><text:span text:style-name="T7">J - Finally got my new 300 Mbps symmetric fiber internets installed! <text:s/>More SCaLE planning . . . <text:s/>And, thanks to Mfoxdogg for this: <text:s/>Blender creator Ton Roosendaal received the Ub Iwerks Award for technical achievement at the 46th Annie Awards, at the UCLA’s Royce Hall in Los Angeles on 2 February 2019.</text:span></text:p>
      <text:p text:style-name="P2"><text:span text:style-name="T7">P - </text:span></text:p>
      <text:p text:style-name="Standard"><draw:rect text:anchor-type="as-char" style:rel-width="100%" draw:z-index="4" draw:style-name="gr1" draw:text-style-name="P22" svg:width="0.0012in" svg:height="0.0213in"><text:p/></draw:rect></text:p>
      <text:p text:style-name="Standard">News</text:p>
      <text:p text:style-name="Standard"/>
      <text:p text:style-name="Standard"><text:span text:style-name="T9">Pine Tab </text:span></text:p>
      <text:p text:style-name="Standard"><text:a xlink:type="simple" xlink:href="https://forum.pine64.org/showthread.php?tid=7093&amp;pid=43850#pid43850" text:style-name="ListLabel_20_110" text:visited-style-name="ListLabel_20_110"><text:span text:style-name="T15">https://forum.pine64.org/showthread.php?tid=7093&amp;pid=43850#pid43850</text:span></text:a></text:p>
      <text:list xml:id="list247370004" text:style-name="WWNum5">
        <text:list-item>
          <text:p text:style-name="P9"><text:soft-page-break/><text:span text:style-name="T9">Had me sold right up to the 720. </text:span></text:p>
        </text:list-item>
        <text:list-item>
          <text:p text:style-name="P9"><text:span text:style-name="T9">I’m probably going to buy one but not 100% sure what I will put on it only having 4GB of RAM. </text:span></text:p>
        </text:list-item>
        <text:list-item>
          <text:p text:style-name="P9"><text:span text:style-name="T12">I would love to get my hands on one of those Pinebooks.</text:span></text:p>
        </text:list-item>
        <text:list-item>
          <text:p text:style-name="P9"><text:span text:style-name="T12">Pine, buddies! Hook a portuguese man up, will ya?</text:span></text:p>
        </text:list-item>
        <text:list-item>
          <text:p text:style-name="P9"><text:span text:style-name="T5">Only $79 for the tablet and an extra $20, or $99 to include the magnetically attached keyboard + trackpad is an amazing price.</text:span></text:p>
        </text:list-item>
        <text:list-item>
          <text:p text:style-name="P9"><text:span text:style-name="T5">The Pinebook Pro is the one I am really interested in.</text:span></text:p>
        </text:list-item>
        <text:list-item>
          <text:p text:style-name="P9"><text:span text:style-name="T5">They should have replaced the Windows super key logo with a Tux penguin though in the PineTab picture ;-)</text:span></text:p>
        </text:list-item>
        <text:list-item>
          <text:p text:style-name="P9"><text:span text:style-name="T9">The Pinebook will have the Rockchip RK399, same that’s in the NanoPC-T4.</text:span></text:p>
        </text:list-item>
        <text:list-item>
          <text:p text:style-name="P9"><text:span text:style-name="T9">4GB and pro do not belong in the same sentence. </text:span></text:p>
        </text:list-item>
      </text:list>
      <text:p text:style-name="Standard"/>
      <text:p text:style-name="Standard"><text:span text:style-name="T3">System 70 Dart</text:span></text:p>
      <text:p text:style-name="Standard"><text:a xlink:type="simple" xlink:href="https://www.zdnet.com/article/system76-prepping-darter-pro-linux-laptop/" text:style-name="ListLabel_20_110" text:visited-style-name="ListLabel_20_110"><text:span text:style-name="T15">https://www.zdnet.com/article/system76-prepping-darter-pro-linux-laptop/</text:span></text:a></text:p>
      <text:list xml:id="list459217820" text:style-name="WWNum3">
        <text:list-item>
          <text:p text:style-name="P10"><text:span text:style-name="T5">System76 is doing a refresh of their Darter Pro Linux laptop.</text:span></text:p>
        </text:list-item>
        <text:list-item>
          <text:p text:style-name="P10"><text:span text:style-name="T5">Ships with your choice of Ubuntu 18.04 LTS, or System76's own Pop!_OS 18.04 LTS or Pop!_OS 18.10.</text:span></text:p>
        </text:list-item>
        <text:list-item>
          <text:p text:style-name="P10"><text:span text:style-name="T5">Despite its low profile and being extremely battery efficient, the Darter Pro laptop, as is System76 tradition, will have plenty of expansion slots as well: <text:s/>USB 3.1 Type-C with Thunderbolt 3, 2 × USB 3.0 Type-A, 1 x USB 2.0, SD Card Reader.</text:span></text:p>
        </text:list-item>
        <text:list-item>
          <text:p text:style-name="P10"><text:span text:style-name="T5">It will also have HDMI and MiniDP video ports.</text:span></text:p>
        </text:list-item>
        <text:list-item>
          <text:p text:style-name="P10"><text:span text:style-name="T12">Thunderbolt is a very good idea!</text:span></text:p>
        </text:list-item>
        <text:list-item>
          <text:p text:style-name="P10"><text:span text:style-name="T12">Letting people have a laptop for travel and a GPU for gaming when they get home, is kinda awesome.</text:span></text:p>
        </text:list-item>
      </text:list>
      <text:p text:style-name="Standard"/>
      <text:p text:style-name="Standard"><text:span text:style-name="T11">Kernel boost</text:span></text:p>
      <text:p text:style-name="Standard"><text:a xlink:type="simple" xlink:href="https://www.bleepingcomputer.com/news/linux/linux-kernel-spectre-protection-changes-to-boost-app-performance/" text:style-name="ListLabel_20_110" text:visited-style-name="ListLabel_20_110"><text:span text:style-name="T15">https://www.bleepingcomputer.com/news/linux/linux-kernel-spectre-protection-changes-to-boost-app-performance/</text:span></text:a></text:p>
      <text:list xml:id="list3952494529" text:style-name="WWNum7">
        <text:list-item>
          <text:p text:style-name="P11"><text:soft-page-break/><text:span text:style-name="T5">Per App flagging is a nice approach to the “all” or “nothing” dilemma as far as spectre protection is concerned.</text:span></text:p>
        </text:list-item>
        <text:list-item>
          <text:p text:style-name="P11"><text:span text:style-name="T9">If you are on team Blue I can see this being an issue. </text:span></text:p>
        </text:list-item>
        <text:list-item>
          <text:p text:style-name="P11"><text:span text:style-name="T12">Red Hat is pushing for something that’ll stop hurting their clients’ Intel processors.</text:span></text:p>
        </text:list-item>
      </text:list>
      <text:p text:style-name="Standard"/>
      <text:p text:style-name="Standard"><text:span text:style-name="T11">GNOME Shell</text:span></text:p>
      <text:p text:style-name="Standard"><text:a xlink:type="simple" xlink:href="https://www.omgubuntu.co.uk/2019/01/gnome-shell-performance-fixes-coming" text:style-name="ListLabel_20_110" text:visited-style-name="ListLabel_20_110"><text:span text:style-name="T15">https://www.omgubuntu.co.uk/2019/01/gnome-shell-performance-fixes-coming</text:span></text:a></text:p>
      <text:p text:style-name="Standard"><text:a xlink:type="simple" xlink:href="https://feaneron.com/2019/01/31/gnome-shell-and-mutter-better-faster-cleaner/" text:style-name="ListLabel_20_110" text:visited-style-name="ListLabel_20_110"><text:span text:style-name="T15">https://feaneron.com/2019/01/31/gnome-shell-and-mutter-better-faster-cleaner/</text:span></text:a></text:p>
      <text:list xml:id="list1699324344" text:style-name="WWNum6">
        <text:list-item>
          <text:p text:style-name="P12"><text:span text:style-name="T9">Pedro yells at Gnome for 30 seconds. </text:span></text:p>
        </text:list-item>
        <text:list-item>
          <text:p text:style-name="P12"><text:span text:style-name="T5">Now that Canonical is using GNOME as their default DM for Ubuntu and contributing to it it should get faster? <text:s/>Right!</text:span></text:p>
        </text:list-item>
        <text:list-item>
          <text:p text:style-name="P12"><text:span text:style-name="T5">The Big App Icon Redesign in GNOME 3.32 that we talked about last week should also improve the performance of GNOME.</text:span></text:p>
          <text:list>
            <text:list-item>
              <text:p text:style-name="P19"><text:span text:style-name="T9">Alright, I’m curious. </text:span></text:p>
            </text:list-item>
            <text:list-item>
              <text:p text:style-name="P19"><text:span text:style-name="T9">How does big icons improve performance?</text:span></text:p>
            </text:list-item>
          </text:list>
        </text:list-item>
        <text:list-item>
          <text:p text:style-name="P12"><text:span text:style-name="T12">Actually, I’m going to ask what exactly did they do from 3.30 to 3.32 because I have 3.30 on Ubuntu 19.04 in the X230 and the performance is fine.</text:span></text:p>
        </text:list-item>
        <text:list-item>
          <text:p text:style-name="P12"><text:span text:style-name="T9">As someone who runs a desktop that's relativity lightweight is this really an issue with GNOME on modern hardware?</text:span></text:p>
        </text:list-item>
        <text:list-item>
          <text:p text:style-name="P12"><text:span text:style-name="T9">Also good on Georges employer Endless for allowing him to use part of his work time to improve it. </text:span></text:p>
        </text:list-item>
      </text:list>
      <text:p text:style-name="Standard"/>
      <text:p text:style-name="Standard"><text:span text:style-name="T3">Paint 2.0</text:span></text:p>
      <text:p text:style-name="Standard"><text:a xlink:type="simple" xlink:href="http://mypaint.org/blog/2019/01/26/MyPaint-2.0-alpha/" text:style-name="ListLabel_20_110" text:visited-style-name="ListLabel_20_110"><text:span text:style-name="T15">http://mypaint.org/blog/2019/01/26/MyPaint-2.0-alpha/</text:span></text:a></text:p>
      <text:list xml:id="list2034888730" text:style-name="WWNum1">
        <text:list-item>
          <text:p text:style-name="P13"><text:span text:style-name="T5">After 2 years in development, MyPaint v2.0.0 alpha has been released.</text:span></text:p>
        </text:list-item>
        <text:list-item>
          <text:p text:style-name="P13"><text:span text:style-name="T5">Much like Krita, MyPaint is an open-source raster graphics editor for digital painters with a focus on painting rather than image manipulation or post processing like the GIMP.</text:span></text:p>
        </text:list-item>
        <text:list-item>
          <text:p text:style-name="P13"><text:span text:style-name="T5">MyPaint adds even more configurable brush features with linear blending for non-pigment layers and brush modes, smudge enhancements and a spectral paint/pigment layer and brush mode.</text:span></text:p>
        </text:list-item>
        <text:list-item>
          <text:p text:style-name="P13"><text:soft-page-break/><text:span text:style-name="T5">I have always loved MyPaint because it has the look and feel of Corel Painter.</text:span></text:p>
        </text:list-item>
        <text:list-item>
          <text:p text:style-name="P13"><text:span text:style-name="T12">And here I was hoping someone would instead decide to untangle the mess that is Pinta and release something off of that.</text:span></text:p>
        </text:list-item>
        <text:list-item>
          <text:p text:style-name="P13"><text:span text:style-name="T9">The Appimage worked OOTB on 18.04.</text:span></text:p>
        </text:list-item>
        <text:list-item>
          <text:p text:style-name="P13"><text:span text:style-name="T9">Never used it before but seems aimed at Calligraphy and portraits. </text:span></text:p>
        </text:list-item>
        <text:list-item>
          <text:p text:style-name="P13"><text:span text:style-name="T9">Definitely something to be used with a digitizer.</text:span></text:p>
        </text:list-item>
      </text:list>
      <text:p text:style-name="Standard"/>
      <text:p text:style-name="Standard"><text:span text:style-name="T9">Flowblade</text:span></text:p>
      <text:p text:style-name="Standard"><text:a xlink:type="simple" xlink:href="https://github.com/jliljebl/flowblade/blob/master/flowblade-trunk/docs/RELEASE_NOTES.md#flowblade-20" text:style-name="ListLabel_20_110" text:visited-style-name="ListLabel_20_110"><text:span text:style-name="T15">https://github.com/jliljebl/flowblade/blob/master/flowblade-trunk/docs/RELEASE_NOTES.md#flowblade-20</text:span></text:a></text:p>
      <text:list xml:id="list696727746" text:style-name="WWNum2">
        <text:list-item>
          <text:p text:style-name="P14"><text:span text:style-name="T5">Flowblade 2.0 has been released and includes lots of workflow, UI updates, keyframe editing updates, bug fixes etc.</text:span></text:p>
        </text:list-item>
        <text:list-item>
          <text:p text:style-name="P14"><text:span text:style-name="T5">Flowblade 2.0 includes a keyframe tool that enables editing volume and brightness keyframes on the timeline with an overlay curves editor.</text:span></text:p>
        </text:list-item>
        <text:list-item>
          <text:p text:style-name="P14"><text:span text:style-name="T5">Flowblade is my 2nd favourite video editor on Linux after Kdenlive. It has one of the best workflows of any of the non-linear video editors, and is extremely powerful and lightweight, clocking in at under 16mb installed!</text:span></text:p>
        </text:list-item>
        <text:list-item>
          <text:p text:style-name="P14"><text:span text:style-name="T5">Reminds me a lot of Premiere Pro 6.5 before Adobe went CC and uses the same key and mouse bindings of all the popular proprietary offerings: <text:s/>press spacebar to play timeline, middle mouse button zooms in and out of timeline etc.</text:span></text:p>
        </text:list-item>
        <text:list-item>
          <text:p text:style-name="P14"><text:span text:style-name="T5">And it has a proper Titler for text.</text:span></text:p>
        </text:list-item>
        <text:list-item>
          <text:p text:style-name="P14"><text:span text:style-name="T9">Started playing with Timeline Audio Syncing introduced in 1.14.</text:span></text:p>
        </text:list-item>
        <text:list-item>
          <text:p text:style-name="P14"><text:span text:style-name="T9">The Flatpack kinda works. </text:span></text:p>
        </text:list-item>
        <text:list-item>
          <text:p text:style-name="P14"><text:span text:style-name="T9">Standard and film style workflow options are a nice touch. </text:span></text:p>
        </text:list-item>
        <text:list-item>
          <text:p text:style-name="P14"><text:span text:style-name="T9">Keyframe tool is big since it allows you far greater control over effects within a clip. </text:span></text:p>
        </text:list-item>
        <text:list-item>
          <text:p text:style-name="P14"><text:span text:style-name="T9">New custom theme that (at least on my end) <text:s/>causes dialogue box options to be white on slightly less white. <text:s/></text:span></text:p>
        </text:list-item>
      </text:list>
      <text:p text:style-name="Standard"/>
      <text:p text:style-name="Standard"><text:span text:style-name="T11">Homebrew 2.0</text:span></text:p>
      <text:p text:style-name="Standard"><text:a xlink:type="simple" xlink:href="https://brew.sh/2019/02/02/homebrew-2.0.0/" text:style-name="ListLabel_20_110" text:visited-style-name="ListLabel_20_110"><text:span text:style-name="T15">https://brew.sh/2019/02/02/homebrew-2.0.0/</text:span></text:a></text:p>
      <text:list xml:id="list4207188525" text:style-name="WWNum10">
        <text:list-item>
          <text:p text:style-name="P15"><text:soft-page-break/><text:span text:style-name="T12">Homebrew lets you install stuff which your distro or Mac operating system don’t provide.</text:span></text:p>
        </text:list-item>
        <text:list-item>
          <text:p text:style-name="P15"><text:span text:style-name="T12">They even have a handy dandy list of packages:</text:span></text:p>
          <text:list>
            <text:list-item>
              <text:p text:style-name="P20"><text:span text:style-name="T12"><text:s/></text:span><text:a xlink:type="simple" xlink:href="https://formulae.brew.sh/formula/" text:style-name="ListLabel_20_110" text:visited-style-name="ListLabel_20_110"><text:span text:style-name="T15">https://formulae.brew.sh/formula/</text:span></text:a></text:p>
            </text:list-item>
          </text:list>
        </text:list-item>
      </text:list>
      <text:p text:style-name="Standard"><draw:rect text:anchor-type="as-char" style:rel-width="100%" draw:z-index="5" draw:style-name="gr1" draw:text-style-name="P22" svg:width="0.0012in" svg:height="0.0213in"><text:p/></draw:rect></text:p>
      <text:p text:style-name="Standard">Plugs</text:p>
      <text:p text:style-name="Standard"/>
      <text:p text:style-name="Standard">Special thanks to:</text:p>
      <text:p text:style-name="Standard">Gonzo2000 (new patreon)</text:p>
      <text:p text:style-name="Standard">Yishan (returning patreon)</text:p>
      <text:p text:style-name="Standard">RuleSpider (gifter of games)</text:p>
      <text:p text:style-name="P2">Marcin (increased pledge)</text:p>
      <text:p text:style-name="P2">MassiveOni(giver of games)</text:p>
      <text:p text:style-name="Standard"><draw:rect text:anchor-type="as-char" style:rel-width="100%" draw:z-index="6" draw:style-name="gr1" draw:text-style-name="P22" svg:width="0.0012in" svg:height="0.0213in"><text:p/></draw:rect></text:p>
      <text:p text:style-name="Standard">Slice of Pi</text:p>
      <text:p text:style-name="Standard"/>
      <text:p text:style-name="Standard"><text:span text:style-name="T9">4 Pi’s</text:span></text:p>
      <text:p text:style-name="Standard"><text:a xlink:type="simple" xlink:href="https://www.tomshardware.com/news/raspberry-pi-4-everything-we-know,38539.html" text:style-name="ListLabel_20_110" text:visited-style-name="ListLabel_20_110"><text:span text:style-name="T15">https://www.tomshardware.com/news/raspberry-pi-4-everything-we-know,38539.html</text:span></text:a></text:p>
      <text:list xml:id="list3583941309" text:style-name="WWNum9">
        <text:list-item>
          <text:p text:style-name="P16"><text:span text:style-name="T9">No Pi 4 U in 2019. </text:span></text:p>
        </text:list-item>
        <text:list-item>
          <text:p text:style-name="P16"><text:span text:style-name="T9">They decided against calling it turbo weasel 9000 and stuck with Pi4. </text:span></text:p>
        </text:list-item>
        <text:list-item>
          <text:p text:style-name="P16"><text:span text:style-name="T9">40nm will be a thing of the past so 28? No 7. <text:s text:c="2"/></text:span></text:p>
        </text:list-item>
        <text:list-item>
          <text:p text:style-name="P16"><text:span text:style-name="T9">Still going to be $35. </text:span></text:p>
        </text:list-item>
        <text:list-item>
          <text:p text:style-name="P16"><text:soft-page-break/><text:span text:style-name="T9">Will it finally get real gigachomp ethernet? </text:span></text:p>
        </text:list-item>
        <text:list-item>
          <text:p text:style-name="P16"><text:span text:style-name="T12">Maybe if they could ride the 14nm wave, they could keep cost down since everyone else in the world is picking up that slack.</text:span></text:p>
        </text:list-item>
        <text:list-item>
          <text:p text:style-name="P16"><text:span text:style-name="T12">And with a manufacturing process that small, they could use the extra room in the SoC for a dedicated network bus.</text:span></text:p>
        </text:list-item>
        <text:list-item>
          <text:p text:style-name="P16"><text:span text:style-name="T12">Or proper TypeC USB which would in theory be able to do all of it.</text:span></text:p>
        </text:list-item>
        <text:list-item>
          <text:p text:style-name="P16"><text:span text:style-name="T12">Ditching DDR2 will also help with performance and power draw.</text:span></text:p>
        </text:list-item>
      </text:list>
      <text:p text:style-name="Standard"/>
      <text:p text:style-name="Standard"><text:span text:style-name="T3">Hole 4.2</text:span></text:p>
      <text:p text:style-name="Standard"><text:a xlink:type="simple" xlink:href="https://pi-hole.net/2019/02/03/pi-hole-v4-2-available-with-shared-memory-new-blocking-modes-and-more/" text:style-name="ListLabel_20_110" text:visited-style-name="ListLabel_20_110"><text:span text:style-name="T15">https://pi-hole.net/2019/02/03/pi-hole-v4-2-available-with-shared-memory-new-blocking-modes-and-more/</text:span></text:a></text:p>
      <text:list xml:id="list3339723155" text:style-name="WWNum11">
        <text:list-item>
          <text:p text:style-name="P17"><text:span text:style-name="T5">Pi-Hole v4.2 has been released with many updates.</text:span></text:p>
        </text:list-item>
        <text:list-item>
          <text:p text:style-name="P17"><text:span text:style-name="T5">And now the Docker image will be updated with the new Pi-Hole software.</text:span></text:p>
        </text:list-item>
        <text:list-item>
          <text:p text:style-name="P17"><text:span text:style-name="T5">I remember playing with the Pi hole software on my RasPi in 2015 during its initial release, and being very impressed with how lightweight it was, the user interface, and how well it removed ads.</text:span></text:p>
        </text:list-item>
        <text:list-item>
          <text:p text:style-name="P17"><text:span text:style-name="T5">Also uses one of my favourite web servers of all time, Lighttpd.</text:span></text:p>
        </text:list-item>
        <text:list-item>
          <text:p text:style-name="P17"><text:span text:style-name="T9">On a Pi speed is limited to 222’ish Mbps because USB 2 gigabit ethernet. </text:span></text:p>
        </text:list-item>
      </text:list>
      <text:p text:style-name="Standard"><draw:rect text:anchor-type="as-char" style:rel-width="100%" draw:z-index="7" draw:style-name="gr1" draw:text-style-name="P22" svg:width="0.0012in" svg:height="0.0213in"><text:p/></draw:rect></text:p>
      <text:p text:style-name="Standard">Feedback</text:p>
      <text:p text:style-name="Standard"/>
      <text:p text:style-name="Standard">Penguins</text:p>
      <text:p text:style-name="Standard"><text:a xlink:type="simple" xlink:href="https://linuxgamecast.com/bradley/?Qle5hMO" text:style-name="ListLabel_20_110" text:visited-style-name="ListLabel_20_110"><text:span text:style-name="T15">https://linuxgamecast.com/bradley/?Qle5hMO</text:span></text:a></text:p>
      <text:list xml:id="list1944372221" text:style-name="WWNum8">
        <text:list-item>
          <text:p text:style-name="P18"><text:span text:style-name="T5">Many of my official Tux penguins were given to me as swag at SCaLE! <text:s/>We often get gifted stuffed penguins at our LinuxChix LA Booth!</text:span></text:p>
        </text:list-item>
        <text:list-item>
          <text:p text:style-name="P18"><text:span text:style-name="T5">Also, I get them off Ebay and Amazon with “stuffed penguin”, “Linux penguin”, “Tux penguin” or “cute penguin” search.</text:span></text:p>
        </text:list-item>
        <text:list-item>
          <text:p text:style-name="P18"><text:span text:style-name="T5">My cute Zareason stuffed Tux is under $20! <text:s/></text:span><text:a xlink:type="simple" xlink:href="https://zareason.com/Stuffed-Tux.html" text:style-name="ListLabel_20_110" text:visited-style-name="ListLabel_20_110"><text:span text:style-name="T15">https://zareason.com/Stuffed-Tux.html</text:span></text:a></text:p>
        </text:list-item>
      </text:list>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8" meta:word-count="1242" meta:character-count="7834" meta:non-whitespace-character-count="6735"/>
    <meta:generator>LibreOfficeDev/6.0.5.2$Linux_X86_64 LibreOffice_project/</meta:generator>
  </office:meta>
</office:document-meta>
</file>